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’s your gender?</text:p>
          </table:table-cell>
          <table:covered-table-cell table:style-name="ce8" office:value-type="string">
            <text:p>What’s your gender?</text:p>
          </table:covered-table-cell>
          <table:covered-table-cell table:style-name="ce8" office:value-type="string">
            <text:p>What’s your gender?</text:p>
          </table:covered-table-cell>
          <table:covered-table-cell table:style-name="ce8" office:value-type="string">
            <text:p>What’s your gender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Female</text:p>
          </table:table-cell>
          <table:covered-table-cell table:style-name="ce10" office:value-type="string">
            <text:p>Female</text:p>
          </table:covered-table-cell>
          <table:table-cell table:style-name="ce14" office:value-type="percentage" office:value="0.066">
            <text:p>6.6%</text:p>
          </table:table-cell>
          <table:table-cell table:style-name="ce15" office:value-type="float" office:value="49">
            <text:p>49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Male</text:p>
          </table:table-cell>
          <table:covered-table-cell table:style-name="ce10" office:value-type="string">
            <text:p>Male</text:p>
          </table:covered-table-cell>
          <table:table-cell table:style-name="ce14" office:value-type="percentage" office:value="0.928">
            <text:p>92.8%</text:p>
          </table:table-cell>
          <table:table-cell table:style-name="ce15" office:value-type="float" office:value="691">
            <text:p>69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Other</text:p>
          </table:table-cell>
          <table:covered-table-cell table:style-name="ce10" office:value-type="string">
            <text:p>Other</text:p>
          </table:covered-table-cell>
          <table:table-cell table:style-name="ce14" office:value-type="percentage" office:value="0.007">
            <text:p>0.7%</text:p>
          </table:table-cell>
          <table:table-cell table:style-name="ce15" office:value-type="float" office:value="5">
            <text:p>5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45">
            <text:p>745</text:p>
          </table:covered-table-cell>
          <table:table-cell table:style-name="ce16" office:value-type="float" office:value="745">
            <text:p>745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62">
            <text:p>262</text:p>
          </table:covered-table-cell>
          <table:table-cell table:style-name="ce17" office:value-type="float" office:value="262">
            <text:p>262</text:p>
          </table:table-cell>
          <table:table-cell table:number-columns-repeated="2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6 'Question 1'.C4:'Question 1'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01:39</dc:date>
    <dc:creator>Catarina Mota</dc:creator>
    <meta:editing-duration>PT00H00M13S</meta:editing-duration>
    <meta:editing-cycles>1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chart-properties chart:solid-type="cuboid"/>
      <style:graphic-properties draw:fill-color="#ffffcc"/>
    </style:style>
    <style:style style:name="ch11" style:family="chart">
      <style:graphic-properties draw:stroke="none" svg:stroke-width="0cm" svg:stroke-color="#000000" svg:stroke-opacity="100%" draw:fill="solid" draw:fill-color="#eeeeee" draw:opacity="100%"/>
    </style:style>
    <style:style style:name="ch12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6.404cm" svg:y="0.18cm" chart:style-name="ch2">
          <text:p>What’s your gender?</text:p>
        </chart:title>
        <chart:legend chart:legend-position="end" svg:x="13.744cm" svg:y="3.662cm" chart:style-name="ch3"/>
        <chart:plot-area chart:style-name="ch4" table:cell-range-address="'Question 1'.A4:'Question 1'.A6 'Question 1'.C4:'Question 1'.C6" chart:data-source-has-labels="column" svg:x="0.321cm" svg:y="0.756cm" svg:width="13.103cm" svg:height="7.849cm">
          <chart:axis chart:dimension="x" chart:name="primary-x" chart:style-name="ch5">
            <chart:categories table:cell-range-address="'Question 1'.A4:'Question 1'.A6"/>
          </chart:axis>
          <chart:axis chart:dimension="y" chart:name="primary-y" chart:style-name="ch6"/>
          <chart:series chart:style-name="ch7" chart:values-cell-range-address="'Question 1'.C4:'Question 1'.C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6">Female</text:p>
              </table:table-cell>
              <table:table-cell office:value-type="float" office:value="0.066">
                <text:p text:id="'Question 1'.C4:'Question 1'.C6">0.066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